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84" style:family="paragraph" style:parent-style-name="Standard">
      <style:text-properties officeooo:rsid="00114883" officeooo:paragraph-rsid="00114883"/>
    </style:style>
    <style:style style:name="P285" style:family="paragraph" style:parent-style-name="Standard">
      <style:paragraph-properties fo:text-align="start" style:justify-single-word="false"/>
      <style:text-properties officeooo:rsid="00114a78" officeooo:paragraph-rsid="00114a78"/>
    </style:style>
    <style:style style:name="P286" style:family="paragraph" style:parent-style-name="Standard">
      <style:paragraph-properties fo:text-align="start" style:justify-single-word="false"/>
      <style:text-properties officeooo:paragraph-rsid="0012d949"/>
    </style:style>
    <style:style style:name="P287" style:family="paragraph" style:parent-style-name="Standard">
      <style:paragraph-properties fo:text-align="start" style:justify-single-word="false"/>
      <style:text-properties officeooo:rsid="0012d949" officeooo:paragraph-rsid="0012d949"/>
    </style:style>
    <style:style style:name="P288" style:family="paragraph" style:parent-style-name="Standard">
      <style:paragraph-properties fo:text-align="start" style:justify-single-word="false"/>
      <style:text-properties officeooo:rsid="0012d949" officeooo:paragraph-rsid="0014b531"/>
    </style:style>
    <style:style style:name="P289" style:family="paragraph" style:parent-style-name="Standard">
      <style:paragraph-properties fo:text-align="start" style:justify-single-word="false"/>
      <style:text-properties officeooo:rsid="0023ab34" officeooo:paragraph-rsid="0023ab34"/>
    </style:style>
    <style:style style:name="P290" style:family="paragraph" style:parent-style-name="Standard">
      <style:paragraph-properties fo:text-align="justify" style:justify-single-word="false"/>
      <style:text-properties officeooo:rsid="002560c4" officeooo:paragraph-rsid="002560c4"/>
    </style:style>
    <style:style style:name="P291" style:family="paragraph" style:parent-style-name="Standard">
      <style:paragraph-properties fo:text-align="justify" style:justify-single-word="false"/>
      <style:text-properties officeooo:rsid="00267a66" officeooo:paragraph-rsid="00267a66"/>
    </style:style>
    <style:style style:name="P29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9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9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9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9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9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0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0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1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1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1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1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1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1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1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1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1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19"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20"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322"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4"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330"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331"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336"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40"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51"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62"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63"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officeooo:rsid="00099583"/>
    </style:style>
    <style:style style:name="T38" style:family="text">
      <style:text-properties officeooo:rsid="0009b39b"/>
    </style:style>
    <style:style style:name="T39" style:family="text">
      <style:text-properties officeooo:rsid="00114883"/>
    </style:style>
    <style:style style:name="T40" style:family="text">
      <style:text-properties style:font-name="Century Schoolbook L" fo:language="ru" fo:country="RU" fo:font-weight="normal" fo:background-color="transparent" loext:char-shading-value="0" style:font-size-asian="10.5pt" loext:shadow="none"/>
    </style:style>
    <style:style style:name="T41" style:family="text">
      <style:text-properties style:font-name="Century Schoolbook L" fo:language="ru" fo:country="RU" fo:font-weight="normal" officeooo:rsid="0012d949" fo:background-color="transparent" loext:char-shading-value="0" style:font-size-asian="10.5pt" loext:shadow="none"/>
    </style:style>
    <style:style style:name="T42" style:family="text">
      <style:text-properties style:font-name="Century Schoolbook L" fo:language="ru" fo:country="RU" fo:font-weight="normal" officeooo:rsid="0013b0b8" fo:background-color="transparent" loext:char-shading-value="0" style:font-size-asian="10.5pt" loext:shadow="none"/>
    </style:style>
    <style:style style:name="T43" style:family="text">
      <style:text-properties style:font-name="Century Schoolbook L" fo:language="ru" fo:country="RU" fo:font-weight="normal" officeooo:rsid="0014b531" fo:background-color="transparent" loext:char-shading-value="0" style:font-size-asian="10.5pt" loext:shadow="none"/>
    </style:style>
    <style:style style:name="T4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9" style:family="text">
      <style:text-properties officeooo:rsid="0020418a"/>
    </style:style>
    <style:style style:name="T50" style:family="text">
      <style:text-properties officeooo:rsid="0021ff5a"/>
    </style:style>
    <style:style style:name="T51" style:family="text">
      <style:text-properties officeooo:rsid="002ad3be"/>
    </style:style>
    <style:style style:name="T52" style:family="text">
      <style:text-properties officeooo:rsid="0030965e"/>
    </style:style>
    <style:style style:name="T53" style:family="text">
      <style:text-properties officeooo:rsid="003194bc"/>
    </style:style>
    <style:style style:name="T54" style:family="text">
      <style:text-properties officeooo:rsid="00334c08"/>
    </style:style>
    <style:style style:name="T55" style:family="text">
      <style:text-properties officeooo:rsid="0034f4a7"/>
    </style:style>
    <style:style style:name="T56" style:family="text">
      <style:text-properties officeooo:rsid="0037c58f"/>
    </style:style>
    <style:style style:name="T57" style:family="text">
      <style:text-properties officeooo:rsid="003899df"/>
    </style:style>
    <style:style style:name="T58" style:family="text">
      <style:text-properties officeooo:rsid="00394246"/>
    </style:style>
    <style:style style:name="T59" style:family="text">
      <style:text-properties officeooo:rsid="003adeb1"/>
    </style:style>
    <style:style style:name="T60" style:family="text">
      <style:text-properties officeooo:rsid="003bbcbd"/>
    </style:style>
    <style:style style:name="T61" style:family="text">
      <style:text-properties officeooo:rsid="003cd4b6"/>
    </style:style>
    <style:style style:name="T62" style:family="text">
      <style:text-properties officeooo:rsid="003dd2ec"/>
    </style:style>
    <style:style style:name="T63" style:family="text">
      <style:text-properties officeooo:rsid="00447f23"/>
    </style:style>
    <style:style style:name="T64" style:family="text">
      <style:text-properties officeooo:rsid="00509f0c"/>
    </style:style>
    <style:style style:name="T65" style:family="text">
      <style:text-properties officeooo:rsid="0053a402"/>
    </style:style>
    <style:style style:name="T66" style:family="text">
      <style:text-properties officeooo:rsid="0056cb65"/>
    </style:style>
    <style:style style:name="T67" style:family="text">
      <style:text-properties officeooo:rsid="005c5efd"/>
    </style:style>
    <style:style style:name="T68" style:family="text">
      <style:text-properties officeooo:rsid="005df8ec"/>
    </style:style>
    <style:style style:name="T69" style:family="text">
      <style:text-properties officeooo:rsid="006525a4"/>
    </style:style>
    <style:style style:name="T70" style:family="text">
      <style:text-properties officeooo:rsid="0070e276"/>
    </style:style>
    <style:style style:name="T71" style:family="text">
      <style:text-properties officeooo:rsid="0075ac40"/>
    </style:style>
    <style:style style:name="T72" style:family="text">
      <style:text-properties officeooo:rsid="0077a8d6"/>
    </style:style>
    <style:style style:name="T73" style:family="text">
      <style:text-properties officeooo:rsid="0077f74e"/>
    </style:style>
    <style:style style:name="T74" style:family="text">
      <style:text-properties officeooo:rsid="007f3802"/>
    </style:style>
    <style:style style:name="T75" style:family="text">
      <style:text-properties officeooo:rsid="00864f81"/>
    </style:style>
    <style:style style:name="T76" style:family="text">
      <style:text-properties officeooo:rsid="0089c027"/>
    </style:style>
    <style:style style:name="T77" style:family="text">
      <style:text-properties officeooo:rsid="008a4c46"/>
    </style:style>
    <style:style style:name="T78" style:family="text">
      <style:text-properties officeooo:rsid="008da961"/>
    </style:style>
    <style:style style:name="T79" style:family="text">
      <style:text-properties officeooo:rsid="0090f5dd"/>
    </style:style>
    <style:style style:name="T80" style:family="text">
      <style:text-properties officeooo:rsid="0095a138"/>
    </style:style>
    <style:style style:name="T81" style:family="text">
      <style:text-properties officeooo:rsid="00962910"/>
    </style:style>
    <style:style style:name="T82" style:family="text">
      <style:text-properties officeooo:rsid="0096b0ca"/>
    </style:style>
    <style:style style:name="T83" style:family="text">
      <style:text-properties officeooo:rsid="009b000e"/>
    </style:style>
    <style:style style:name="T84" style:family="text">
      <style:text-properties officeooo:rsid="009c5a9e"/>
    </style:style>
    <style:style style:name="T85" style:family="text">
      <style:text-properties officeooo:rsid="009fb332"/>
    </style:style>
    <style:style style:name="T86" style:family="text">
      <style:text-properties officeooo:rsid="00a33b8f"/>
    </style:style>
    <style:style style:name="T87" style:family="text">
      <style:text-properties officeooo:rsid="00a96232"/>
    </style:style>
    <style:style style:name="T88" style:family="text">
      <style:text-properties officeooo:rsid="00ae2557"/>
    </style:style>
    <style:style style:name="T89" style:family="text">
      <style:text-properties officeooo:rsid="00b3e54f"/>
    </style:style>
    <style:style style:name="T90" style:family="text">
      <style:text-properties officeooo:rsid="00bb58c8"/>
    </style:style>
    <style:style style:name="T91" style:family="text">
      <style:text-properties officeooo:rsid="00bcfc0c"/>
    </style:style>
    <style:style style:name="T92" style:family="text">
      <style:text-properties officeooo:rsid="00bf50ac"/>
    </style:style>
    <style:style style:name="T93" style:family="text">
      <style:text-properties officeooo:rsid="00c494e6"/>
    </style:style>
    <style:style style:name="T94" style:family="text">
      <style:text-properties officeooo:rsid="00d2d5a2"/>
    </style:style>
    <style:style style:name="T95" style:family="text">
      <style:text-properties officeooo:rsid="00d3f763"/>
    </style:style>
    <style:style style:name="T96" style:family="text">
      <style:text-properties officeooo:rsid="00d6f21a"/>
    </style:style>
    <style:style style:name="T97" style:family="text">
      <style:text-properties officeooo:rsid="00d95464"/>
    </style:style>
    <style:style style:name="T98" style:family="text">
      <style:text-properties officeooo:rsid="00db61aa"/>
    </style:style>
    <style:style style:name="T99" style:family="text">
      <style:text-properties officeooo:rsid="00de3705"/>
    </style:style>
    <style:style style:name="T100" style:family="text">
      <style:text-properties officeooo:rsid="00e7e92c"/>
    </style:style>
    <style:style style:name="T101" style:family="text">
      <style:text-properties officeooo:rsid="00f1c3cc"/>
    </style:style>
    <style:style style:name="T102" style:family="text">
      <style:text-properties officeooo:rsid="00f95208"/>
    </style:style>
    <style:style style:name="T103" style:family="text">
      <style:text-properties officeooo:rsid="00f9bce7"/>
    </style:style>
    <style:style style:name="T104" style:family="text">
      <style:text-properties officeooo:rsid="00fb5655"/>
    </style:style>
    <style:style style:name="T105" style:family="text">
      <style:text-properties officeooo:rsid="00fd1005"/>
    </style:style>
    <style:style style:name="T106" style:family="text">
      <style:text-properties officeooo:rsid="00fe7d08"/>
    </style:style>
    <style:style style:name="T107" style:family="text">
      <style:text-properties officeooo:rsid="0104f1e8"/>
    </style:style>
    <style:style style:name="T108" style:family="text">
      <style:text-properties officeooo:rsid="0106567d"/>
    </style:style>
    <style:style style:name="T109" style:family="text">
      <style:text-properties officeooo:rsid="010d7783"/>
    </style:style>
    <style:style style:name="T110" style:family="text">
      <style:text-properties officeooo:rsid="010f6cbc"/>
    </style:style>
    <style:style style:name="T111" style:family="text">
      <style:text-properties officeooo:rsid="01153750"/>
    </style:style>
    <style:style style:name="T112" style:family="text">
      <style:text-properties officeooo:rsid="011b664a"/>
    </style:style>
    <style:style style:name="T113" style:family="text">
      <style:text-properties officeooo:rsid="011b8230"/>
    </style:style>
    <style:style style:name="T114" style:family="text">
      <style:text-properties officeooo:rsid="01225f78"/>
    </style:style>
    <style:style style:name="T115" style:family="text">
      <style:text-properties officeooo:rsid="0122f27c"/>
    </style:style>
    <style:style style:name="T116" style:family="text">
      <style:text-properties officeooo:rsid="01240e62"/>
    </style:style>
    <style:style style:name="T117" style:family="text">
      <style:text-properties officeooo:rsid="012c98de"/>
    </style:style>
    <style:style style:name="T118" style:family="text">
      <style:text-properties officeooo:rsid="01309b6a"/>
    </style:style>
    <style:style style:name="T119" style:family="text">
      <style:text-properties officeooo:rsid="01455a5b"/>
    </style:style>
    <style:style style:name="T120" style:family="text">
      <style:text-properties officeooo:rsid="0149f3a4"/>
    </style:style>
    <style:style style:name="T121" style:family="text">
      <style:text-properties officeooo:rsid="014ab245"/>
    </style:style>
    <style:style style:name="T122" style:family="text">
      <style:text-properties officeooo:rsid="0158a8ed"/>
    </style:style>
    <style:style style:name="T123" style:family="text">
      <style:text-properties officeooo:rsid="01607e75"/>
    </style:style>
    <style:style style:name="T124" style:family="text">
      <style:text-properties officeooo:rsid="01640f1a"/>
    </style:style>
    <style:style style:name="T125" style:family="text">
      <style:text-properties officeooo:rsid="0169ee6c"/>
    </style:style>
    <style:style style:name="T126" style:family="text">
      <style:text-properties officeooo:rsid="016baf12"/>
    </style:style>
    <style:style style:name="T127" style:family="text">
      <style:text-properties officeooo:rsid="016e0700"/>
    </style:style>
    <style:style style:name="T128" style:family="text">
      <style:text-properties officeooo:rsid="01715f12"/>
    </style:style>
    <style:style style:name="T129" style:family="text">
      <style:text-properties officeooo:rsid="01739250"/>
    </style:style>
    <style:style style:name="T130" style:family="text">
      <style:text-properties officeooo:rsid="01774989"/>
    </style:style>
    <style:style style:name="T131" style:family="text">
      <style:text-properties officeooo:rsid="017a16fd"/>
    </style:style>
    <style:style style:name="T132" style:family="text">
      <style:text-properties officeooo:rsid="017c7eda"/>
    </style:style>
    <style:style style:name="T133" style:family="text">
      <style:text-properties officeooo:rsid="018440d6"/>
    </style:style>
    <style:style style:name="T134" style:family="text">
      <style:text-properties officeooo:rsid="0187d602"/>
    </style:style>
    <style:style style:name="T135" style:family="text">
      <style:text-properties officeooo:rsid="0189d010"/>
    </style:style>
    <style:style style:name="T136" style:family="text">
      <style:text-properties officeooo:rsid="018b9496"/>
    </style:style>
    <style:style style:name="T137" style:family="text">
      <style:text-properties officeooo:rsid="018c7651"/>
    </style:style>
    <style:style style:name="T138" style:family="text">
      <style:text-properties officeooo:rsid="01925d10"/>
    </style:style>
    <style:style style:name="T139" style:family="text">
      <style:text-properties officeooo:rsid="01956131"/>
    </style:style>
    <style:style style:name="T140" style:family="text">
      <style:text-properties officeooo:rsid="019b0520"/>
    </style:style>
    <style:style style:name="T141" style:family="text">
      <style:text-properties officeooo:rsid="019db41c"/>
    </style:style>
    <style:style style:name="T142" style:family="text">
      <style:text-properties officeooo:rsid="01a98860"/>
    </style:style>
    <style:style style:name="T143" style:family="text">
      <style:text-properties officeooo:rsid="01b090c8"/>
    </style:style>
    <style:style style:name="T144" style:family="text">
      <style:text-properties officeooo:rsid="01b20cf6"/>
    </style:style>
    <style:style style:name="T145" style:family="text">
      <style:text-properties officeooo:rsid="01b503bd"/>
    </style:style>
    <style:style style:name="T146" style:family="text">
      <style:text-properties officeooo:rsid="01b808be"/>
    </style:style>
    <style:style style:name="T147" style:family="text">
      <style:text-properties officeooo:rsid="01ba819e"/>
    </style:style>
    <style:style style:name="T148" style:family="text">
      <style:text-properties officeooo:rsid="01cab687"/>
    </style:style>
    <style:style style:name="T149" style:family="text">
      <style:text-properties officeooo:rsid="01d5d246"/>
    </style:style>
    <style:style style:name="T150" style:family="text">
      <style:text-properties officeooo:rsid="01df7d3f"/>
    </style:style>
    <style:style style:name="T151" style:family="text">
      <style:text-properties officeooo:rsid="01e103ad"/>
    </style:style>
    <style:style style:name="T152" style:family="text">
      <style:text-properties officeooo:rsid="01ef05f2"/>
    </style:style>
    <style:style style:name="T153" style:family="text">
      <style:text-properties officeooo:rsid="01efec42"/>
    </style:style>
    <style:style style:name="T154" style:family="text">
      <style:text-properties officeooo:rsid="01f2a54c"/>
    </style:style>
    <style:style style:name="T155" style:family="text">
      <style:text-properties officeooo:rsid="01f47446"/>
    </style:style>
    <style:style style:name="T156" style:family="text">
      <style:text-properties officeooo:rsid="01ff68ea"/>
    </style:style>
    <style:style style:name="T157" style:family="text">
      <style:text-properties officeooo:rsid="0203c9fb"/>
    </style:style>
    <style:style style:name="T158" style:family="text">
      <style:text-properties officeooo:rsid="020566b8"/>
    </style:style>
    <style:style style:name="T159" style:family="text">
      <style:text-properties officeooo:rsid="02061066"/>
    </style:style>
    <style:style style:name="T160" style:family="text">
      <style:text-properties officeooo:rsid="0207d60b"/>
    </style:style>
    <style:style style:name="T161" style:family="text">
      <style:text-properties officeooo:rsid="020b7103"/>
    </style:style>
    <style:style style:name="T162" style:family="text">
      <style:text-properties officeooo:rsid="020e5e27"/>
    </style:style>
    <style:style style:name="T163" style:family="text">
      <style:text-properties officeooo:rsid="0211ca7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9">Ветер нельзя позвать, но можно открыть окно.</text:span></text:p>
      <text:p text:style-name="P20"/>
      <text:p text:style-name="P20"><text:tab/><text:span text:style-name="T11">Что значит жить сейчас.</text:span><text:span text:style-name="T3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9"> Если вы живете в СЕЙЧАС, то ведете созидательную жизнь.</text:span></text:p>
      <text:p text:style-name="P19"/>
      <text:p text:style-name="P19"><text:tab/><text:span text:style-name="T11">Сейчас изобретательно.</text:span><text:span text:style-name="T3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9"> Следкющие понятия имеют одно значение:</text:span></text:p>
      <text:list xml:id="list5209844360405065785" text:style-name="L1">
        <text:list-item>
          <text:p text:style-name="P292">жить в сейчас;</text:p>
        </text:list-item>
        <text:list-item>
          <text:p text:style-name="P293">зрелость;</text:p>
        </text:list-item>
        <text:list-item>
          <text:p text:style-name="P293">подлиность;</text:p>
        </text:list-item>
        <text:list-item>
          <text:p text:style-name="P293">отвественность за свое действие и жизнь;</text:p>
        </text:list-item>
        <text:list-item>
          <text:p text:style-name="P293">ответная реакция — способность;</text:p>
        </text:list-item>
        <text:list-item>
          <text:p text:style-name="P293">в сейчас доступно проявление творческого подхода;</text:p>
        </text:list-item>
      </text:list>
      <text:p text:style-name="P21"/>
      <text:p text:style-name="P284"><text:span text:style-name="T40"><text:tab/></text:span><text:span text:style-name="T44">Чтобы жить сейчас, необходимо забыть о вчерашнем дне.</text:span><text:span text:style-name="T4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84"><text:span text:style-name="T40"><text:tab/></text:span><text:span text:style-name="T44">Сейчас нельзя разделить.</text:span><text:span text:style-name="T4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85"><text:span text:style-name="T40"><text:tab/></text:span><text:span text:style-name="T44">Материя и энергия являются одним и тем же.</text:span><text:span text:style-name="T4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85"><text:span text:style-name="T40"><text:tab/></text:span><text:span text:style-name="T44">Западный подход к реальности. </text:span><text:span text:style-name="T4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85"><text:span text:style-name="T40"><text:tab/></text:span><text:span text:style-name="T44">Небытие — это форма развития.</text:span><text:span text:style-name="T4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85"><text:span text:style-name="T40"><text:tab/></text:span><text:span text:style-name="T44">«Существует» и «должно существовать». </text:span><text:span text:style-name="T4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85"><text:span text:style-name="T40"><text:tab/></text:span><text:span text:style-name="T47">Отрицание западной философией реальности.</text:span><text:span text:style-name="T4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85"><text:span text:style-name="T41"><text:tab/></text:span><text:span text:style-name="T47">Не существует каких-либо способов для описания реальности.</text:span><text:span text:style-name="T41"> Не пытайтесь представить реальность как нечто неподвижное, чтобы затем придумать способы для её достижения.</text:span></text:p>
      <text:p text:style-name="P24"/>
      <text:p text:style-name="P286"><text:span text:style-name="T41"><text:tab/></text:span><text:span text:style-name="T47">Реальность и восприятие. </text:span><text:span text:style-name="T41">Существует различие между следующими понятиями:</text:span></text:p>
      <text:list xml:id="list5017407052383856689" text:style-name="L2">
        <text:list-item>
          <text:p text:style-name="P294">мир;</text:p>
        </text:list-item>
        <text:list-item>
          <text:p text:style-name="P294">наша реакция на этот мир.</text:p>
        </text:list-item>
      </text:list>
      <text:p text:style-name="P287"><text:soft-page-break/><text:span text:style-name="T40"><text:tab/></text:span><text:span text:style-name="T44">Знание приходит с опытом.</text:span><text:span text:style-name="T40"> Сытому человеку трудно поверить, что в мире существует такое явление, как голод.</text:span></text:p>
      <text:p text:style-name="P25"/>
      <text:p text:style-name="P287"><text:span text:style-name="T40"><text:tab/></text:span><text:span text:style-name="T46">Будьте активны в поисках «этого».</text:span><text:span text:style-name="T4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87"><text:span text:style-name="T42"><text:tab/></text:span><text:span text:style-name="T46">Формальная реальность вещи. </text:span><text:span text:style-name="T4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87"><text:span text:style-name="T42"><text:tab/></text:span><text:span text:style-name="T46">О причинной связи.</text:span><text:span text:style-name="T42"> У всего должна быть причина.</text:span></text:p>
      <text:p text:style-name="P26"/>
      <text:p text:style-name="P287"><text:span text:style-name="T42"><text:tab/></text:span><text:span text:style-name="T46">Реальность и закон причины и следствия. </text:span><text:span text:style-name="T42">У причины должна быть та же самая реальность, что и у следствия.</text:span></text:p>
      <text:p text:style-name="P26"/>
      <text:p text:style-name="P287"><text:span text:style-name="T42"><text:tab/></text:span><text:span text:style-name="T46">Родство всех физических объектов. </text:span><text:span text:style-name="T42">Все физические объекты похожи. Следовательно, достаточно знать о существовании одного физического объекта.</text:span></text:p>
      <text:p text:style-name="P26"/>
      <text:p text:style-name="P287"><text:span text:style-name="T42"><text:tab/></text:span><text:span text:style-name="T46">Формальная реальность равна объектвной реальности.</text:span><text:span text:style-name="T42"> Формальной реальности должно быть больше или столько же, сколько и объективной реальности.</text:span></text:p>
      <text:p text:style-name="P26"/>
      <text:p text:style-name="P287"><text:span text:style-name="T42"><text:tab/></text:span><text:span text:style-name="T45">Материя и потребность в стабильности.</text:span><text:span text:style-name="T4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87"><text:span text:style-name="T43"><text:tab/></text:span><text:span text:style-name="T45">Разум должен быть спокоен, чтобы действительно увидеть</text:span><text:span text:style-name="T4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87"><text:span text:style-name="T43"><text:tab/></text:span><text:span text:style-name="T45">Избавьтесь от предвлятых мнений.</text:span><text:span text:style-name="T4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87"><text:span text:style-name="T43"><text:tab/></text:span><text:span text:style-name="T45">Общепринятые првила мешают восприятию реальности.</text:span><text:span text:style-name="T43"> Мы не видим ЕЕ в первозданной чистоте, так как нам внушили искаженные представления о ней.</text:span></text:p>
      <text:p text:style-name="P27"/>
      <text:p text:style-name="P287"><text:span text:style-name="T43"><text:tab/></text:span><text:span text:style-name="T45">Настоящее положение вещей и мысль.</text:span><text:span text:style-name="T43"> Настоящее положение вещей не искажено мыслью. Его нельзя постигнуть посредством понятия или мысли.</text:span></text:p>
      <text:p text:style-name="P27"><text:soft-page-break/></text:p>
      <text:p text:style-name="P288"><text:span text:style-name="T43"><text:tab/></text:span><text:span text:style-name="T45">Реальность становится очевидной, когда перестаешь сравнивать.</text:span><text:span text:style-name="T43"> Только при отсутствии сравнения существует то, «что есть». А жить с тем, «что есть», </text:span><text:span text:style-name="T40">—</text:span><text:span text:style-name="T43"> это, значит, быть умиротворенным.</text:span></text:p>
      <text:p text:style-name="P28"/>
      <text:p text:style-name="P288"><text:span text:style-name="T43"><text:tab/></text:span><text:span text:style-name="T45">Реальность </text:span><text:span text:style-name="T44">— </text:span><text:span text:style-name="T45">это быть собой.</text:span><text:span text:style-name="T43"> Чтобы стать собой </text:span><text:span text:style-name="T40">— </text:span><text:span text:style-name="T43">надо быть собой. Реальность в бытие, в бытие вещи. Таким образов, бытие в этом смысле </text:span><text:span text:style-name="T40">— </text:span><text:span text:style-name="T4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9"><text:tab/></text:span><text:span text:style-name="T13">Дуализм и монизм.</text:span><text:span text:style-name="T4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89"><text:span text:style-name="T48"><text:tab/>П</text:span><text:span text:style-name="T44">устота.</text:span><text:span text:style-name="T4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89"><text:span text:style-name="T44"><text:tab/>Пустота — живая субстанция. </text:span><text:span text:style-name="T4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89"><text:span text:style-name="T44"><text:tab/>Пустота как поток творческой энергии.</text:span><text:span text:style-name="T4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89"><text:span text:style-name="T44"><text:tab/>Пустота и небытие. НЕБЫТИЕ означает «отсутствие бытия». </text:span><text:span text:style-name="T4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937063432677949875" text:style-name="L3">
        <text:list-item>
          <text:p text:style-name="P295">она просто является тем, чем является;</text:p>
        </text:list-item>
        <text:list-item>
          <text:p text:style-name="P295">она понимает, что существует; неправильно говорить, что она «в нас» или что мы в «в ней».</text:p>
        </text:list-item>
      </text:list>
      <text:p text:style-name="P39"/>
      <text:p text:style-name="P289"><text:span text:style-name="T44"><text:tab/>Первопричина всего находится вне пределов понимания человека («без места нахождения»). </text:span><text:span text:style-name="T4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90"><text:span text:style-name="T40"><text:tab/></text:span><text:span text:style-name="T44">Думая о смерти, не забывай о жизни. </text:span><text:span text:style-name="T4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91"><text:span text:style-name="T40"><text:tab/></text:span><text:span text:style-name="T44">Путь смерти.</text:span><text:span text:style-name="T4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91"><text:span text:style-name="T40"><text:tab/></text:span><text:span text:style-name="T44">Надо смириться с возможностью смерти.</text:span><text:span text:style-name="T40"> Стоит перестать мечтать о вечной весне, тогда и лето, и зима будут дарить счастье.</text:span></text:p>
      <text:p text:style-name="P36"/>
      <text:p text:style-name="P291"><text:span text:style-name="T40"><text:tab/></text:span><text:span text:style-name="T44">Надо учиться умирать.</text:span><text:span text:style-name="T4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91"><text:span text:style-name="T40"><text:tab/></text:span><text:span text:style-name="T44">О разлуке с друзьями.</text:span><text:span text:style-name="T4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91"><text:span text:style-name="T40"><text:tab/></text:span><text:span text:style-name="T44">О необходимости помнить.</text:span><text:span text:style-name="T4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32422793626710046" text:style-name="L4">
        <text:list-item>
          <text:p text:style-name="P296">занимать место в социальной структуре общества;</text:p>
        </text:list-item>
        <text:list-item>
          <text:p text:style-name="P29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452677341536651032" text:style-name="L5">
        <text:list-item>
          <text:p text:style-name="P297"><text:s/>человек ек дает себе раскрыться и быть полностью собой;</text:p>
        </text:list-item>
        <text:list-item>
          <text:p text:style-name="P29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2">Ум наделен бесконечной подвижностью, для которой нет никаких преград.</text:span></text:p>
      <text:p text:style-name="P48"/>
      <text:p text:style-name="P48"><text:tab/><text:span text:style-name="T15">Очищенный ум.</text:span><text:span text:style-name="T6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57969955861033654" text:style-name="L6">
        <text:list-item>
          <text:p text:style-name="P298">взять какую-нибудь нерешенную проблему;</text:p>
        </text:list-item>
        <text:list-item>
          <text:p text:style-name="P298">рассмотреть проблему с разных сторон;</text:p>
        </text:list-item>
        <text:list-item>
          <text:p text:style-name="P298">по-новому подойти к старому способу решения проблемы;</text:p>
        </text:list-item>
        <text:list-item>
          <text:p text:style-name="P298">поверить в свою идею и действовать!</text:p>
        </text:list-item>
      </text:list>
      <text:p text:style-name="P61"/>
      <text:p text:style-name="P61"><text:tab/><text:span text:style-name="T9">Пять этапов при формулировке идеи:</text:span></text:p>
      <text:list xml:id="list3302720392407945321" text:style-name="L7">
        <text:list-item>
          <text:p text:style-name="P299">подберите материал;</text:p>
        </text:list-item>
        <text:list-item>
          <text:p text:style-name="P299">проработайте детали;</text:p>
        </text:list-item>
        <text:list-item>
          <text:p text:style-name="P299">расслабьтесь и не думайте об этом;</text:p>
        </text:list-item>
        <text:list-item>
          <text:p text:style-name="P299"><text:soft-page-break/>будьте готовы распознать и принять идею, когда она появится;</text:p>
        </text:list-item>
        <text:list-item>
          <text:p text:style-name="P29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3321713341241111215" text:style-name="L8">
        <text:list-item>
          <text:p text:style-name="P300">предпосылка — это предположение;</text:p>
        </text:list-item>
        <text:list-item>
          <text:p text:style-name="P30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6">У довода следующаю структура:</text:span></text:p>
      <text:list xml:id="list5016286774897625518" text:style-name="L9">
        <text:list-item>
          <text:p text:style-name="P301">предпосылка;</text:p>
        </text:list-item>
        <text:list-item>
          <text:p text:style-name="P301">вывод.</text:p>
        </text:list-item>
      </text:list>
      <text:p text:style-name="P79"/>
      <text:p text:style-name="P79"><text:tab/><text:span text:style-name="T9">Два вида аргументации. </text:span>В логике существует два вида аргументации:</text:p>
      <text:list xml:id="list7377194705654191527" text:style-name="L10">
        <text:list-item>
          <text:p text:style-name="P302">дедуктивная;</text:p>
        </text:list-item>
        <text:list-item>
          <text:p text:style-name="P30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931430959302920008" text:style-name="L11">
        <text:list-item>
          <text:p text:style-name="P303">полное подтверждение: все S есть P;</text:p>
        </text:list-item>
        <text:list-item>
          <text:p text:style-name="P303">полное отрицание: S не есть P;</text:p>
        </text:list-item>
        <text:list-item>
          <text:p text:style-name="P303">частичное подтверждение: несколько S есть P;</text:p>
        </text:list-item>
        <text:list-item>
          <text:p text:style-name="P30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784221685612356025" text:style-name="L12">
        <text:list-item>
          <text:p text:style-name="P304">довод, построенный от следствия к причине;</text:p>
        </text:list-item>
        <text:list-item>
          <text:p text:style-name="P304">знание, полученное на опыте.</text:p>
        </text:list-item>
      </text:list>
      <text:p text:style-name="P81"/>
      <text:p text:style-name="P81"><text:tab/><text:span text:style-name="T9">Априори.</text:span> Под априори понимается:</text:p>
      <text:list xml:id="list2238118824153001453" text:style-name="L13">
        <text:list-item>
          <text:p text:style-name="P305">довод, построенный от причины к следствию;</text:p>
        </text:list-item>
        <text:list-item>
          <text:p text:style-name="P30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5405973951821932386" text:style-name="L14">
        <text:list-item>
          <text:p text:style-name="P306"><text:soft-page-break/>то, что свойсвтенно многим предметам (например, красными являются все предметы красного цвета). <text:s/>Один во множестве;</text:p>
        </text:list-item>
        <text:list-item>
          <text:p text:style-name="P30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6517860556669525444" text:style-name="L15">
        <text:list-item>
          <text:p text:style-name="P307">единственное в своем роде, индивидуальное, отличное от класса предметов или всеобщего;</text:p>
        </text:list-item>
        <text:list-item>
          <text:p text:style-name="P30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654969117539555434" text:style-name="L16">
        <text:list-item>
          <text:p text:style-name="P308">надо начать с некоторых предпосылок;</text:p>
        </text:list-item>
        <text:list-item>
          <text:p text:style-name="P308">затем путем приведения доказательств подвести противника;</text:p>
        </text:list-item>
        <text:list-item>
          <text:p text:style-name="P30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1938667943327036591" text:style-name="L17">
        <text:list-item>
          <text:p text:style-name="P309">если истинность первого суждения подвергается сомнению;</text:p>
        </text:list-item>
        <text:list-item>
          <text:p text:style-name="P309">если из первоначальной предпосылки логично вытекают и другие предпосылки;</text:p>
        </text:list-item>
        <text:list-item>
          <text:p text:style-name="P30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7">е</text:span> маленького помещения в подвале. <text:span text:style-name="T7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1">в</text:span>ствую внутри себя огромную силу, скрытую внутри меня м<text:span text:style-name="T81">о</text:span>щь, что-то динамичное. Это чувство не поддается описанию, и его ни чем нельзя сравнить. <text:span text:style-name="T8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3">Если спросите меня, что я буду делать на небесах, то отвечу </text:span><text:soft-page-break/><text:span text:style-name="T8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02999065403098839" text:style-name="L18">
        <text:list-item>
          <text:p text:style-name="P310">знаем ли мы, что Бог существует?</text:p>
        </text:list-item>
        <text:list-item>
          <text:p text:style-name="P310">откуда мы знаем, что Бог существует?</text:p>
        </text:list-item>
        <text:list-item>
          <text:p text:style-name="P310">что мы имеем в виду под существованием Бога?</text:p>
        </text:list-item>
        <text:list-item>
          <text:p text:style-name="P31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4">и</text:span>ть их тому, как надо вести себя, беспокоиться о них и <text:span text:style-name="T9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2">щ</text:span>ать уроки в рутинное выполнение упражнений. <text:span text:style-name="T10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83"><text:tab/>Шесть основных принципов обучения:</text:p>
      <text:list xml:id="list7945691629213359194" text:style-name="L19">
        <text:list-item>
          <text:p text:style-name="P311">мотивировать учеников;</text:p>
        </text:list-item>
        <text:list-item>
          <text:p text:style-name="P311">поддерживать внимание учеников;</text:p>
        </text:list-item>
        <text:list-item>
          <text:p text:style-name="P311"><text:soft-page-break/>ставить на первое место умственную активность (обсуждение, вопросы, лекции);</text:p>
        </text:list-item>
        <text:list-item>
          <text:p text:style-name="P312">четко обрисовывать картину того, что надо учить;</text:p>
        </text:list-item>
        <text:list-item>
          <text:p text:style-name="P31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1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2">и</text:span>ть объекти<text:span text:style-name="T113">в</text:span>ные нормы прав<text:span text:style-name="T113">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5">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5391898191107109517" text:style-name="L20">
        <text:list-item>
          <text:p text:style-name="P313">хранить секрет;</text:p>
        </text:list-item>
        <text:list-item>
          <text:p text:style-name="P313">забывать обиду;</text:p>
        </text:list-item>
        <text:list-item>
          <text:p text:style-name="P31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286772144454802849" text:style-name="L21">
        <text:list-item>
          <text:p text:style-name="P314">с чего начинается плохое и хорошее поведение?</text:p>
        </text:list-item>
        <text:list-item>
          <text:p text:style-name="P31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7">Беда человека кроется в любви к самому себе.</text:span></text:p>
      <text:p text:style-name="P198"/>
      <text:p text:style-name="P199"><text:tab/><text:span text:style-name="T9">Бедность и мир.</text:span> <text:span text:style-name="T11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22126552550722520" text:style-name="L22">
        <text:list-item>
          <text:p text:style-name="P315">Объективная теория этики: добродетель объективна (теория Платона), следовательно, ее невозможно определить.</text:p>
        </text:list-item>
        <text:list-item>
          <text:p text:style-name="P31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1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1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9">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0">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1">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2">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3">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4">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5">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6">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7">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8">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9">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0">ться</text:span> или бежать, выиграть или проиграть и <text:s/>всегда будь готов посмеяться над всем, принимай все, что бы ни случилось. <text:span text:style-name="T130">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1">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2">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3">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4">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5"><text:tab/></text:span><text:span text:style-name="T27">Надо управлять противоборством.</text:span><text:span text:style-name="T135"> Никто не сможет обидеть вас, пока вы не позволите это следать.</text:span></text:p>
      <text:p text:style-name="P241"/>
      <text:p text:style-name="P241"><text:span text:style-name="T136"><text:tab/></text:span><text:span text:style-name="T28">Не поддавайтесь иллюзии. </text:span><text:span text:style-name="T136">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7">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8">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9">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0">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1">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1">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2">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83414507784013677" text:style-name="L23">
        <text:list-item>
          <text:p text:style-name="P319">что наступает после того, как ты одержал победу?</text:p>
        </text:list-item>
        <text:list-item>
          <text:p text:style-name="P319">почему люди так высоко ценят победу?</text:p>
        </text:list-item>
        <text:list-item>
          <text:p text:style-name="P319">что есть «слава»?</text:p>
        </text:list-item>
        <text:list-item>
          <text:p text:style-name="P319">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3">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4"><text:tab/></text:span><text:span text:style-name="T30">Болезнь философии. </text:span><text:span text:style-name="T144">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5"><text:tab/></text:span><text:span text:style-name="T31">Философия часто стремится сделать из реальности проблему. </text:span><text:span text:style-name="T145">В жизни</text:span> <text:span text:style-name="T145">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6">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7">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825021754463908788" text:style-name="L24">
        <text:list-item>
          <text:p text:style-name="P320">необходимо, чтобы работа им подходила;</text:p>
        </text:list-item>
        <text:list-item>
          <text:p text:style-name="P320">необходимо не работать слишком много;</text:p>
        </text:list-item>
        <text:list-item>
          <text:p text:style-name="P320">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8">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322"><text:soft-page-break/>Мотивация</text:p>
      <text:p text:style-name="P322"/>
      <text:p text:style-name="P323"><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323"/>
      <text:p text:style-name="P324"><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324"/>
      <text:p text:style-name="P324"><text:tab/><text:span text:style-name="T9">Поражение — это состояние ума.</text:span> Никто не может потерпеть поражение, пока не принять это поражение как реальность.</text:p>
      <text:p text:style-name="P324"/>
      <text:p text:style-name="P324"><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324"/>
      <text:p text:style-name="P324"><text:tab/><text:span text:style-name="T9">Никогда не растрачивай энергию.</text:span> <text:span text:style-name="T149">Никогда не растрачивай энергию на волнения и негативные мысли. Все проблемы привносятся в бытие, просто отбрось их.</text:span></text:p>
      <text:p text:style-name="P324"/>
      <text:p text:style-name="P325"><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325"/>
      <text:p text:style-name="P326"><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326"/>
      <text:p text:style-name="P326"><text:tab/><text:span text:style-name="T9">Человек — это то, что он о себе думает.</text:span> То, что человек ОБЫЧНО О СЕБЕ ДУМАЕТ, определяет от, чем он в конечном итоге станет.</text:p>
      <text:p text:style-name="P326"/>
      <text:p text:style-name="P327"><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327"/>
      <text:p text:style-name="P327"><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327"/>
      <text:p text:style-name="P328"><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328"><text:soft-page-break/></text:p>
      <text:p text:style-name="P328"><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328"/>
      <text:p text:style-name="P328"><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328"/>
      <text:p text:style-name="P329"><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30"><text:soft-page-break/>Цели</text:p>
      <text:p text:style-name="P330"/>
      <text:p text:style-name="P331"><text:tab/><text:span text:style-name="T9">Цели придают смысл жизни. </text:span>Стремление достичь какой-нибудь цели придает жизни смысл.</text:p>
      <text:p text:style-name="P331"/>
      <text:p text:style-name="P331"><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331"/>
      <text:p text:style-name="P332"><text:tab/><text:span text:style-name="T9">Цель не всегда подразумевает, что ее надо достигнуть.</text:span> <text:span text:style-name="T150">Цель не всегда подразумевает, что ее надо достигнуть: она часто служит тем, к чему надо стремиться.</text:span></text:p>
      <text:p text:style-name="P332"/>
      <text:p text:style-name="P333"><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333"/>
      <text:p text:style-name="P333"><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1">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333"/>
      <text:p text:style-name="P334"><text:tab/><text:span text:style-name="T9">Мысли — это предметы.</text:span> Мысли — это предметы, и в этом смысле мысли можно перенести на их фищический эквивалент.</text:p>
      <text:p text:style-name="P334"/>
      <text:p text:style-name="P334"><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334"/>
      <text:p text:style-name="P335"><text:tab/><text:span text:style-name="T9">Успехи каждый день.</text:span> Делай, по крайней мере, одно движение каждый день на пути к цели.</text:p>
      <text:p text:style-name="P335"/>
      <text:p text:style-name="P335"><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335"/>
      <text:p text:style-name="P336"><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333"/>
      <text:p text:style-name="P337"><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337"/>
      <text:p text:style-name="P338"><text:tab/><text:span text:style-name="T9">Всегда придерживайся своих целей.</text:span> Всегда думай о том, чего хочешь, и не думай о том, чего не хочешь.</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40"><text:soft-page-break/>Вера</text:p>
      <text:p text:style-name="P340"/>
      <text:p text:style-name="P341"><text:tab/><text:span text:style-name="T9">Вера и сомнения.</text:span> Я уважаю веру, но сомнение — это, что тебя учит.</text:p>
      <text:p text:style-name="P341"/>
      <text:p text:style-name="P342"><text:tab/><text:span text:style-name="T9">Вера и поступки. </text:span>Вера без поступков мертва.</text:p>
      <text:p text:style-name="P342"/>
      <text:p text:style-name="P343"><text:tab/><text:span text:style-name="T9">Польза и вера. </text:span>Вера, подкрепленная поступком, приносит пользу.</text:p>
      <text:p text:style-name="P343"/>
      <text:p text:style-name="P344"><text:tab/><text:span text:style-name="T9">Сила веры.</text:span> Мыслям, подкрепленным верой, не страшны никакие препятствия.</text:p>
      <text:p text:style-name="P344"/>
      <text:p text:style-name="P345"><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45"/>
      <text:p text:style-name="P346"><text:tab/><text:span text:style-name="T9">Вера — это состояние духа.</text:span> Вера — это со<text:span text:style-name="T152">с</text:span>тояние духа, которое можно улучшать при помощи самодисциплины. Тогда вера будет совершенствоваться.</text:p>
      <text:p text:style-name="P346"/>
      <text:p text:style-name="P347"><text:tab/><text:span text:style-name="T9">Развитие веры.</text:span> Веру можно вызвать, если при помощи самовнушения повторять что-либо, пока это не отложится в подсознании. <text:span text:style-name="T153">Это — единственный, известный способ сознательного развития веры.</text:span></text:p>
      <text:p text:style-name="P347"/>
      <text:p text:style-name="P348"><text:tab/><text:span text:style-name="T9">Вера и разум.</text:span> Я не могу и не буду «прибегать» к вере, если доводы разума кажутся скачными.</text:p>
      <text:p text:style-name="P348"/>
      <text:p text:style-name="P349"><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51"><text:soft-page-break/>Успех</text:p>
      <text:p text:style-name="P351"/>
      <text:p text:style-name="P350"><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50"/>
      <text:p text:style-name="P350"><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50"/>
      <text:p text:style-name="P350"><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50"/>
      <text:p text:style-name="P350"><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50"/>
      <text:p text:style-name="P350"><text:tab/><text:span text:style-name="T9">Иллюзия, что можно взбираться по лестнице успеха.</text:span> <text:span text:style-name="T154">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50"/>
      <text:p text:style-name="P352"><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52"/>
      <text:p text:style-name="P353"><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5">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53"/>
      <text:p text:style-name="P354"><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54"/>
      <text:p text:style-name="P355"><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55"/>
      <text:p text:style-name="P356"><text:tab/><text:span text:style-name="T9">Непреходящее условие для достижения успеха. </text:span>Цель — это непреходящее условие для достижения успеха.</text:p>
      <text:p text:style-name="P356"/>
      <text:p text:style-name="P356"><text:soft-page-break/><text:tab/><text:span text:style-name="T32">Три ключа у успеху. </text:span><text:span text:style-name="T156">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Деньги</text:p>
      <text:p text:style-name="P357"/>
      <text:p text:style-name="P358"><text:tab/><text:span text:style-name="T9">Сущность денег.</text:span> У денег нет своей сущности. Сущность денег проявляется в том, как к ним относиться.</text:p>
      <text:p text:style-name="P358"/>
      <text:p text:style-name="P358"><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58"/>
      <text:p text:style-name="P359"><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59"/>
      <text:p text:style-name="P360"><text:span text:style-name="T157"><text:tab/></text:span><text:span text:style-name="T36">Необходимо справедливо делить прибыль. </text:span><text:span text:style-name="T157">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60"/>
      <text:p text:style-name="P361"><text:span text:style-name="T158"><text:tab/></text:span><text:span text:style-name="T35">Удача не может длиться вечно.</text:span><text:span text:style-name="T158">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61"/>
      <text:p text:style-name="P362"><text:span text:style-name="T159"><text:tab/></text:span><text:span text:style-name="T34">Деньги — это далько не все в жизни.</text:span><text:span text:style-name="T159"> Несомненно, что деньги играют важную роль для того, чтобы содержать семью; они дают нам то, что нам хочется. Но это далеко не все в жизни.</text:span></text:p>
      <text:p text:style-name="P362"/>
      <text:p text:style-name="P362"><text:span text:style-name="T160"><text:tab/></text:span><text:span text:style-name="T33">Важно получать удовольствие от работы.</text:span><text:span text:style-name="T160">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63"><text:soft-page-break/>Слава</text:p>
      <text:p text:style-name="P363"/>
      <text:p text:style-name="P364">Об иллюзии быть звездой.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1">Конечно, вам решать. Это ваше право (хотя необходимо себе задавать эти вопросы, и все же это ваш выбор и ваше право).</text:span></text:p>
      <text:p text:style-name="P364"/>
      <text:p text:style-name="P365">Звезды появляются, а затем падают.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2">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65"/>
      <text:p text:style-name="P366">Оскорбление звезды. Очень много звезд и слишком мало актеров. Кассовый успех часто наделяет звезд большой силой. К сожалению, многие злоупотребляют этим.</text:p>
      <text:p text:style-name="P366"/>
      <text:p text:style-name="P367">Успех не должен ослеплять. Успех и слава могут легко вас ослепить. Если у вас длинные волосы, то люди вам будут говорить следующее: «О, это мо<text:span text:style-name="T163">д</text:span>но, детка, это модная прическа». Но если вы неизвестны, то они скажут: «О, только посмотрите на этого отвратительного молодого преступни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8:32:23.584339222</dc:date>
    <meta:editing-duration>PT18H45M46S</meta:editing-duration>
    <meta:editing-cycles>441</meta:editing-cycles>
    <meta:generator>LibreOffice/5.1.6.2$Linux_X86_64 LibreOffice_project/10m0$Build-2</meta:generator>
    <meta:document-statistic meta:table-count="0" meta:image-count="0" meta:object-count="0" meta:page-count="91" meta:paragraph-count="778" meta:word-count="19342" meta:character-count="132957" meta:non-whitespace-character-count="113625"/>
  </office:meta>
</office:document-meta>
</file>